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ransformerTee.ClassTransformerTee( ClassVisitor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TransformerTee.setTarget( ClassVisi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